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Aquí tienes una <text:span text:style-name="Strong_20_Emphasis">propuesta completa para el primer bloque</text:span> del <text:span text:style-name="Emphasis">Laboratorio del Capítulo 15 – “Potencia del Sistema”</text:span>, que incluye la <text:span text:style-name="Strong_20_Emphasis">Introducción</text:span> y el <text:span text:style-name="Strong_20_Emphasis">Concepto de Potencia</text:span>.<text:line-break/>Mantiene el estilo característico de los otros laboratorios: exposición formal, lenguaje lógico y tono filosófico-místico, sin perder claridad científica.</text:p>
      <text:p text:style-name="Horizontal_20_Line"/>
      <text:h text:style-name="Heading_20_2" text:outline-level="2">🔬 Laboratorio – Capítulo 15</text:h>
      <text:h text:style-name="Heading_20_3" text:outline-level="3"><text:span text:style-name="Strong_20_Emphasis">Potencia del Sistema</text:span></text:h>
      <text:p text:style-name="Horizontal_20_Line"/>
      <text:h text:style-name="Heading_20_3" text:outline-level="3"><text:span text:style-name="Strong_20_Emphasis">1. Introducción</text:span></text:h>
      <text:p text:style-name="Text_20_body">En los capítulos anteriores hemos observado el funcionamiento de la máquina lógica y analizado las características esenciales que determinan su eficiencia.<text:line-break/>Hemos comprobado que el sistema no puede ser superado en términos de economía del cálculo: ninguna otra forma de inteligencia podría alcanzar un resultado con un número menor de pasos que los que este sistema requiere, pues cada paso ejecutado por la máquina es una operación mínima e indispensable.</text:p>
      <text:p text:style-name="Text_20_body">Ahora nos proponemos avanzar un paso más.<text:line-break/>Si en el capítulo anterior demostramos que la vida es la inteligencia <text:span text:style-name="Strong_20_Emphasis">más eficiente</text:span>, en este intentaremos demostrar que también es la <text:span text:style-name="Strong_20_Emphasis">más poderosa</text:span>, la más capaz, la de <text:span text:style-name="Strong_20_Emphasis">mayor potencia</text:span>.</text:p>
      <text:p text:style-name="Text_20_body">La pregunta que guía este laboratorio es:</text:p>
      <text:p text:style-name="Quotations">¿Qué clase de problemas puede resolver la vida?</text:p>
      <text:p text:style-name="Text_20_body">Y de ella se desprende una cuestión aún más profunda:</text:p>
      <text:p text:style-name="Quotations">¿Existe algún tipo de problema lógico que la vida no pueda resolver?</text:p>
      <text:p text:style-name="Text_20_body">Para responder, estudiaremos la potencia del sistema desde dos perspectivas complementarias:</text:p>
      <text:list xml:id="list3063980153" text:style-name="L1">
        <text:list-item>
          <text:p text:style-name="P1"><text:span text:style-name="Strong_20_Emphasis">Potencia conceptual</text:span>, entendida como la <text:span text:style-name="Emphasis">capacidad de abordar cualquier tipo de problema lógico imaginable</text:span>.</text:p>
        </text:list-item>
        <text:list-item>
          <text:p text:style-name="P1"><text:span text:style-name="Strong_20_Emphasis">Potencia operativa</text:span>, entendida como la <text:span text:style-name="Emphasis">cantidad de información y de estados</text:span> que el sistema puede procesar simultáneamente en un instante del tiempo.</text:p>
        </text:list-item>
      </text:list>
      <text:p text:style-name="Text_20_body">Nuestro objetivo es demostrar que la vida, como sistema lógico universal, <text:span text:style-name="Strong_20_Emphasis">posee potencia infinita</text:span>.<text:line-break/>Y que ninguna máquina artificial concebible podría igualar tal capacidad, porque la vida <text:span text:style-name="Strong_20_Emphasis">no solo resuelve problemas</text:span>, sino que <text:span text:style-name="Strong_20_Emphasis">crea problemas nuevos</text:span>, <text:span text:style-name="Strong_20_Emphasis">genera datos</text:span>, <text:span text:style-name="Strong_20_Emphasis">se reproduce</text:span>, <text:span text:style-name="Strong_20_Emphasis">se repara</text:span>, y <text:span text:style-name="Strong_20_Emphasis">se mantiene en funcionamiento por sí misma</text:span>, sin depender de ninguna fuente externa de control ni de energía.</text:p>
      <text:p text:style-name="Text_20_body"><text:soft-page-break/>Desde el punto de vista científico, esta demostración nos permitirá situar a la vida en el orden más alto de todos los sistemas de cálculo posibles.<text:line-break/>Y desde el punto de vista filosófico, nos llevará a reconocer que la vida no es solo portadora de inteligencia: <text:span text:style-name="Strong_20_Emphasis">es la inteligencia misma</text:span>, infinita, universal, e inevitable.</text:p>
      <text:p text:style-name="Horizontal_20_Line"/>
      <text:h text:style-name="Heading_20_3" text:outline-level="3"><text:span text:style-name="Strong_20_Emphasis">2. Concepto de Potencia en un Sistema de Cálculo</text:span></text:h>
      <text:p text:style-name="Text_20_body">Llamaremos <text:span text:style-name="Strong_20_Emphasis">potencia de un sistema de cálculo</text:span> a su capacidad para representar, transformar y resolver problemas lógicos dentro de un espacio determinado de estados.<text:line-break/>Dicha potencia está asociada tanto al <text:span text:style-name="Strong_20_Emphasis">tipo de problemas</text:span> que puede resolver, como al <text:span text:style-name="Strong_20_Emphasis">volumen de información</text:span> que puede manejar simultáneamente.</text:p>
      <text:p text:style-name="Text_20_body">En general, podemos clasificar los sistemas de cálculo según su grado de potencia:</text:p>
      <text:list xml:id="list946568386" text:style-name="L2">
        <text:list-item>
          <text:p text:style-name="P2"><text:span text:style-name="Strong_20_Emphasis">Sistemas limitados</text:span>, que solo pueden resolver un conjunto finito de problemas, dentro de un dominio específico.<text:line-break/>(Ejemplo: una calculadora, un autómata especializado o un programa con un propósito fijo).</text:p>
        </text:list-item>
        <text:list-item>
          <text:p text:style-name="P2"><text:span text:style-name="Strong_20_Emphasis">Sistemas generalistas</text:span>, capaces de resolver cualquier problema que pueda expresarse dentro de un formalismo lógico dado.<text:line-break/>(Ejemplo: los lenguajes de programación universales o los sistemas simbólicos de propósito general).</text:p>
        </text:list-item>
        <text:list-item>
          <text:p text:style-name="P2"><text:span text:style-name="Strong_20_Emphasis">Sistemas universales</text:span>, capaces de simular el comportamiento de cualquier otro sistema de cálculo.<text:line-break/>El modelo clásico de este nivel es la <text:span text:style-name="Strong_20_Emphasis">Máquina de Turing</text:span>, que constituye la base teórica de todos los ordenadores modernos.</text:p>
        </text:list-item>
      </text:list>
      <text:p text:style-name="Text_20_body">La máquina de Turing representa el punto más alto de la potencia <text:span text:style-name="Strong_20_Emphasis">artificial</text:span>, ya que cualquier cálculo que pueda ser definido mediante un algoritmo finito puede ser ejecutado por una de estas máquinas.<text:line-break/>Pero su potencia está condicionada por ciertas limitaciones fundamentales:</text:p>
      <text:list xml:id="list105608025" text:style-name="L3">
        <text:list-item>
          <text:p text:style-name="P3">Necesita una <text:span text:style-name="Strong_20_Emphasis">entrada externa</text:span>, un programa y unos datos definidos desde fuera.</text:p>
        </text:list-item>
        <text:list-item>
          <text:p text:style-name="P3">Requiere una <text:span text:style-name="Strong_20_Emphasis">fuente de energía</text:span> y un <text:span text:style-name="Strong_20_Emphasis">controlador</text:span> que determine cuándo comienza y cuándo termina el cálculo.</text:p>
        </text:list-item>
        <text:list-item>
          <text:p text:style-name="P3">Y, sobre todo, su operación es <text:span text:style-name="Strong_20_Emphasis">secuencial</text:span>: procesa un solo estado a la vez, avanzando paso a paso.</text:p>
        </text:list-item>
      </text:list>
      <text:p text:style-name="Text_20_body">Estas limitaciones hacen que la potencia de la máquina de Turing, aunque teóricamente universal dentro del dominio lógico, sea <text:span text:style-name="Strong_20_Emphasis">finitamente realizable</text:span> dentro del dominio físico.<text:line-break/>Su potencia no es infinita, sino potencialmente infinita, y depende siempre de las condiciones externas que la mantienen en funcionamiento.</text:p>
      <text:p text:style-name="Text_20_body">La máquina lógica, en cambio, representa una categoría distinta:<text:line-break/>es un sistema que <text:span text:style-name="Strong_20_Emphasis">no requiere entrada externa</text:span>, que <text:span text:style-name="Strong_20_Emphasis">genera sus propios datos</text:span> mediante la <text:soft-page-break/>reproducción de sus componentes, que <text:span text:style-name="Strong_20_Emphasis">se mantiene en marcha espontáneamente</text:span>, y que <text:span text:style-name="Strong_20_Emphasis">opera en paralelo</text:span> a través de una cantidad inmensa —posiblemente infinita— de individuos simultáneos.</text:p>
      <text:p text:style-name="Text_20_body">En términos formales, la potencia del sistema lógico que denominamos “vida” no depende del número de pasos que ejecuta, sino del <text:span text:style-name="Strong_20_Emphasis">número de estados simultáneos que puede explorar</text:span>.<text:line-break/>Cada individuo constituye un estado posible del proceso, y el conjunto de todos los individuos vivos representa el estado global del cálculo en un instante del tiempo.</text:p>
      <text:p text:style-name="Text_20_body">Así, mientras una máquina de Turing avanza paso a paso sobre una cinta finita, la máquina lógica avanza en todas direcciones a la vez, sobre una cinta infinita que se expande constantemente y que, además, <text:span text:style-name="Strong_20_Emphasis">ella misma construye</text:span>.</text:p>
      <text:p text:style-name="Text_20_body">Podemos decir, por tanto, que la vida no solo ejecuta el cálculo:</text:p>
      <text:p text:style-name="Quotations">La vida es el cálculo.</text:p>
      <text:p text:style-name="Text_20_body">Y su potencia no puede medirse por los límites de un programa, sino por los límites del universo mismo.</text:p>
      <text:p text:style-name="Horizontal_20_Line"/>
      <text:p text:style-name="Text_20_body">¿Quieres que avancemos con el siguiente bloque (“Comparación con la Máquina de Turing”) siguiendo este mismo tono formal con proyección filosófica, o prefieres que antes ajustemos el estilo o ampliemos esta introducción con ejemplos o ilustraciones conceptual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2T17:27:21.101000000</meta:creation-date>
    <dc:date>2025-11-02T17:39:00.267000000</dc:date>
    <meta:editing-duration>PT11M39S</meta:editing-duration>
    <meta:editing-cycles>1</meta:editing-cycles>
    <meta:document-statistic meta:table-count="0" meta:image-count="0" meta:object-count="0" meta:page-count="3" meta:paragraph-count="33" meta:word-count="879" meta:character-count="5667" meta:non-whitespace-character-count="4827"/>
    <meta:generator>LibreOffice/7.3.5.2$Windows_X86_64 LibreOffice_project/184fe81b8c8c30d8b5082578aee2fed2ea847c01</meta:generator>
  </office:meta>
</office:document-meta>
</file>